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A2" style:family="table-cell" style:data-style-name="N70">
      <style:table-cell-properties style:vertical-align=""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7"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8"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9"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0"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1"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12"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13"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14"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15"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16"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17"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18"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19"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0"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1"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2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3" style:family="paragraph" style:parent-style-name="Table_20_Heading">
      <style:text-properties style:font-name="FreeSerif" style:font-size-asian="10.5pt"/>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160b81"/>
    </style:style>
    <style:style style:name="P26" style:family="paragraph" style:parent-style-name="Text_20_body">
      <style:text-properties officeooo:paragraph-rsid="001dceef"/>
    </style:style>
    <style:style style:name="P27" style:family="paragraph" style:parent-style-name="Text_20_body">
      <style:text-properties officeooo:rsid="00822301" officeooo:paragraph-rsid="00849391"/>
    </style:style>
    <style:style style:name="P28" style:family="paragraph" style:parent-style-name="Text_20_body">
      <style:text-properties officeooo:rsid="0089ccae" officeooo:paragraph-rsid="008dbd8d"/>
    </style:style>
    <style:style style:name="P29" style:family="paragraph" style:parent-style-name="Text_20_body">
      <style:text-properties officeooo:rsid="008dbd8d" officeooo:paragraph-rsid="008dbd8d"/>
    </style:style>
    <style:style style:name="P30" style:family="paragraph" style:parent-style-name="Text_20_body">
      <style:text-properties officeooo:rsid="008df082" officeooo:paragraph-rsid="008df082"/>
    </style:style>
    <style:style style:name="P31" style:family="paragraph" style:parent-style-name="Text_20_body">
      <style:text-properties officeooo:rsid="0090644e" officeooo:paragraph-rsid="0090644e"/>
    </style:style>
    <style:style style:name="P32" style:family="paragraph" style:parent-style-name="Text_20_body">
      <style:text-properties officeooo:rsid="00918f73" officeooo:paragraph-rsid="00918f73"/>
    </style:style>
    <style:style style:name="P33" style:family="paragraph" style:parent-style-name="code">
      <style:text-properties fo:font-size="9pt" style:font-size-asian="9pt" style:font-size-complex="9pt"/>
    </style:style>
    <style:style style:name="P34" style:family="paragraph" style:parent-style-name="Text_20_body" style:list-style-name="L2"/>
    <style:style style:name="P35" style:family="paragraph" style:parent-style-name="Text_20_body">
      <style:text-properties style:text-position="0% 100%" style:font-name="FreeSerif1" officeooo:rsid="008bde3b" officeooo:paragraph-rsid="008dbd8d" style:font-size-asian="10.5pt" style:font-style-complex="italic" style:font-weight-complex="bold"/>
    </style:style>
    <style:style style:name="P36" style:family="paragraph" style:parent-style-name="Text_20_body">
      <style:text-properties style:text-position="0% 100%" style:font-name="FreeSerif1" officeooo:rsid="008bde3b" officeooo:paragraph-rsid="008bde3b" style:font-size-asian="10.5pt" style:font-style-complex="italic" style:font-weight-complex="bold"/>
    </style:style>
    <style:style style:name="P37" style:family="paragraph" style:parent-style-name="Text_20_body">
      <style:text-properties style:text-position="0% 100%" style:font-name="FreeSerif1" officeooo:rsid="00921eb6" officeooo:paragraph-rsid="00921eb6" style:font-size-asian="10.5pt" style:font-style-complex="italic" style:font-weight-complex="bold"/>
    </style:style>
    <style:style style:name="P38" style:family="paragraph" style:parent-style-name="question">
      <style:text-properties officeooo:paragraph-rsid="008114eb"/>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style>
    <style:style style:name="P41" style:family="paragraph" style:parent-style-name="enum" style:list-style-name="L1"/>
    <style:style style:name="P42" style:family="paragraph" style:parent-style-name="enum" style:list-style-name="L1">
      <style:text-properties fo:font-weight="normal" style:font-weight-asian="normal" style:font-weight-complex="normal"/>
    </style:style>
    <style:style style:name="P43" style:family="paragraph" style:parent-style-name="enum" style:list-style-name="L1">
      <style:text-properties officeooo:rsid="0018e801" officeooo:paragraph-rsid="0018e801"/>
    </style:style>
    <style:style style:name="P4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5"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961de1" style:font-style-asian="italic" style:font-style-complex="italic"/>
    </style:style>
    <style:style style:name="T6" style:family="text">
      <style:text-properties fo:font-style="italic" officeooo:rsid="0097bc87"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f8064" style:font-weight-asian="bold" style:font-weight-complex="bold"/>
    </style:style>
    <style:style style:name="T9" style:family="text">
      <style:text-properties officeooo:rsid="0014d372"/>
    </style:style>
    <style:style style:name="T10" style:family="text">
      <style:text-properties officeooo:rsid="00160b81"/>
    </style:style>
    <style:style style:name="T11" style:family="text">
      <style:text-properties officeooo:rsid="001863f4"/>
    </style:style>
    <style:style style:name="T12" style:family="text">
      <style:text-properties officeooo:rsid="0019225b"/>
    </style:style>
    <style:style style:name="T13" style:family="text">
      <style:text-properties fo:font-style="normal" style:font-style-asian="normal" style:font-style-complex="normal"/>
    </style:style>
    <style:style style:name="T14" style:family="text">
      <style:text-properties fo:font-style="normal" officeooo:rsid="00219afb" style:font-style-asian="normal" style:font-style-complex="normal"/>
    </style:style>
    <style:style style:name="T15" style:family="text">
      <style:text-properties fo:font-style="normal" officeooo:rsid="0021bd2e" style:font-style-asian="normal" style:font-style-complex="normal"/>
    </style:style>
    <style:style style:name="T16" style:family="text">
      <style:text-properties fo:font-style="normal" officeooo:rsid="0025d16c" style:font-style-asian="normal" style:font-style-complex="normal"/>
    </style:style>
    <style:style style:name="T17" style:family="text">
      <style:text-properties fo:font-style="normal" officeooo:rsid="0040d212" style:font-style-asian="normal" style:font-style-complex="normal"/>
    </style:style>
    <style:style style:name="T18" style:family="text">
      <style:text-properties fo:font-style="normal" officeooo:rsid="0070e8c1" style:font-style-asian="normal" style:font-style-complex="normal"/>
    </style:style>
    <style:style style:name="T19" style:family="text">
      <style:text-properties fo:font-style="normal" officeooo:rsid="0094d073" style:font-style-asian="normal" style:font-style-complex="normal"/>
    </style:style>
    <style:style style:name="T20" style:family="text">
      <style:text-properties fo:font-style="normal" officeooo:rsid="0097bc87" style:font-style-asian="normal" style:font-style-complex="normal"/>
    </style:style>
    <style:style style:name="T21" style:family="text">
      <style:text-properties fo:font-style="normal" officeooo:rsid="0099732b" style:font-style-asian="normal" style:font-style-complex="normal"/>
    </style:style>
    <style:style style:name="T22" style:family="text">
      <style:text-properties officeooo:rsid="0024c8ae"/>
    </style:style>
    <style:style style:name="T23" style:family="text">
      <style:text-properties officeooo:rsid="00406ebb"/>
    </style:style>
    <style:style style:name="T24" style:family="text">
      <style:text-properties officeooo:rsid="004a258c"/>
    </style:style>
    <style:style style:name="T25" style:family="text">
      <style:text-properties officeooo:rsid="004e63f0"/>
    </style:style>
    <style:style style:name="T26" style:family="text">
      <style:text-properties officeooo:rsid="00529ed9"/>
    </style:style>
    <style:style style:name="T27" style:family="text">
      <style:text-properties officeooo:rsid="00554fc1"/>
    </style:style>
    <style:style style:name="T28" style:family="text">
      <style:text-properties officeooo:rsid="005ac7d2"/>
    </style:style>
    <style:style style:name="T29" style:family="text">
      <style:text-properties officeooo:rsid="006ea227"/>
    </style:style>
    <style:style style:name="T30" style:family="text">
      <style:text-properties officeooo:rsid="007ba9cf"/>
    </style:style>
    <style:style style:name="T31" style:family="text">
      <style:text-properties officeooo:rsid="0083eabc"/>
    </style:style>
    <style:style style:name="T32" style:family="text">
      <style:text-properties officeooo:rsid="00849391"/>
    </style:style>
    <style:style style:name="T33" style:family="text">
      <style:text-properties officeooo:rsid="008fd18c"/>
    </style:style>
    <style:style style:name="T34" style:family="text">
      <style:text-properties officeooo:rsid="0092506b"/>
    </style:style>
    <style:style style:name="T35" style:family="text">
      <style:text-properties officeooo:rsid="0093bb8b"/>
    </style:style>
    <style:style style:name="T36" style:family="text">
      <style:text-properties officeooo:rsid="009468a6"/>
    </style:style>
    <style:style style:name="T37" style:family="text">
      <style:text-properties officeooo:rsid="00961de1"/>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70">
      <number:fraction number:min-integer-digits="0" number:min-numerator-digits="1" number:min-denominato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2">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9">u</text:span>s visuels à haute fréquence. Il a entendu parler de vos connaissances approfondies en système<text:span text:style-name="T9">s</text:span> parallèle<text:span text:style-name="T9">s</text:span> et a besoin de votre aide pour concevoir une animation graphique basée sur une série de Taylor pour son protocole d'expérimentation. Un stagiaire a réalisé l'algorithme série. Or, les performances ne sont pas suffisantes pour l'expérience. <text:span text:style-name="T7">Il vous demande s'il est possible d'obtenir une meilleure performance en parallélisant cette animation</text:span>. Vous proposez de comparer la parallélisation du code avec <text:span text:style-name="T7">OpenMP</text:span> sur l'UCT d'un ordinateur à mémoire partagée de 4 processeurs à 2 fils <text:span text:style-name="T4">HyperThread</text:span> chacun et les performances obtenues avec <text:span text:style-name="T7">OpenCL</text:span> sur un processeur graphique.</text:p>
      <text:p text:style-name="Text_20_body">Avant de commencer, vous décidez d'évaluer l'effet d'erreurs de programmation courantes sur les performances d'un algorithme parallèle. Votre collègue vous suggère d'utiliser les <text:span text:style-name="T7">compteurs matériels</text:span> du processeur pour comprendre les causes exactes du comportement du système. </text:p>
      <text:p text:style-name="Heading_20_1_20_-_20_no_20_caption">Informations techniques</text:p>
      <text:list xml:id="list3631686191945511135" text:style-name="L1">
        <text:list-item>
          <text:p text:style-name="P41">Répondez directement dans le questionnaire ODT avec LibreOffice ou OpenOffice.</text:p>
        </text:list-item>
        <text:list-item>
          <text:p text:style-name="P41">La correction se fera directement dans le document électronique <text:span text:style-name="T11">ODT.</text:span></text:p>
        </text:list-item>
        <text:list-item>
          <text:p text:style-name="P41">Le questionnaire rempli et le code doivent être remis par Moodle <text:span text:style-name="T7">dans une archive tar.gz :</text:span></text:p>
          <text:list>
            <text:list-item>
              <text:list>
                <text:list-item>
                  <text:p text:style-name="P42">Utilisez la commande « make dist » pour générer l'archive tar.gz.</text:p>
                </text:list-item>
                <text:list-item>
                  <text:p text:style-name="P42">Glissez le questionnaire rempli dans l'archive.</text:p>
                </text:list-item>
                <text:list-item>
                  <text:p text:style-name="P42">Pas de .zip, pas de .7z et pas de .tar : seulement le .tar.gz qui est généré par la commance « make dist » avec le rapport glissé à l'intérieur.</text:p>
                </text:list-item>
              </text:list>
            </text:list-item>
          </text:list>
        </text:list-item>
        <text:list-item>
          <text:p text:style-name="P41">Une seule personne de l'équipe doit effectuer la remise sur Moodle.</text:p>
        </text:list-item>
        <text:list-item>
          <text:p text:style-name="P43"><text:soft-page-break/>Vérifiez que l'archive remise contient tous les fichiers nécessaires.</text:p>
        </text:list-item>
        <text:list-item>
          <text:p text:style-name="P41">Avant la remise, faites <text:span text:style-name="technical">make clean</text:span> et supprimez les images.</text:p>
        </text:list-item>
        <text:list-item>
          <text:p text:style-name="P41">Pour obtenir les mesures de performance, compilez avec l'optimisation -O2 (valeur par défaut).</text:p>
        </text:list-item>
        <text:list-item>
          <text:p text:style-name="P44">Recommencez une expérience si vous jugez que les données sont anormales.</text:p>
        </text:list-item>
        <text:list-item>
          <text:p text:style-name="P44">Utilisez les machines du laboratoire pour obtenir vos résultats.</text:p>
        </text:list-item>
        <text:list-item>
          <text:p text:style-name="P45">10% de la note finale peut être enlevée pour la mauvaise qualité de la langue, soit 1% par faute.</text:p>
        </text:list-item>
        <text:list-item>
          <text:p text:style-name="P41"><text:span text:style-name="T1">La correction s'effectue avec l'option de compilation </text:span><text:span text:style-name="technical"><text:span text:style-name="T1">-Wall</text:span></text:span> (valeur par défaut).</text:p>
        </text:list-item>
        <text:list-item>
          <text:p text:style-name="P4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7">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7">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2">Description</text:p>
          </table:table-cell>
          <table:table-cell table:style-name="Tableau1.B1" office:value-type="string">
            <text:p text:style-name="P2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2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8">Vérifiez que les données importées dans la feuille de calcul sont correctement formatées selon la langue (0.2 vs 0,2). </text:span>Complétez le tableau <text:sequence-ref text:reference-format="value" text:ref-name="refTable1">2</text:sequence-ref> à l'aide des résultats. Considérez les données obtenues pour 1 et 2 fils sur des processeurs physiques. <text:span text:style-name="T7">Remettez la feuille de calcul avec votre rapport</text:span>. Soyez bref<text:span text:style-name="T10">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32">Globalement, l’HyperThreading diminue les performances par rapport à une exécution sérielle. Mais on remarque qu’il y a beaucoup moins de défaut de cache que lorsque deux cœurs physiques distincts sont utilisés.</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32"><text:soft-page-break/>Lorsque le nombre de cœurs virtuels dépasse la taille du tableau, certains cœurs ne travaillent alors plus sur ce dernier, résultant ainsi en une stagnation des performances. <text:span text:style-name="T37">De plus, les sections </text:span><text:span text:style-name="T5">critical</text:span><text:span text:style-name="T37"> et </text:span><text:span text:style-name="T5">atomic</text:span><text:span text:style-name="T37"> engendreront un surcoût inutile puisqu'il ne peut y avoir de faux partage étant donné que tous les cœurs virtuels se trouvent sur le même processeur physique, et donc manipulent la même donnée dans une cache commune.</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3">Fonction</text:p>
            </table:table-cell>
            <table:table-cell table:style-name="Tableau2.A1" office:value-type="string">
              <text:p text:style-name="P23">Performance affectée à 1 fil?</text:p>
            </table:table-cell>
            <table:table-cell table:style-name="Tableau2.A1" office:value-type="string">
              <text:p text:style-name="P23">Mise à l'échelle affectée?</text:p>
            </table:table-cell>
            <table:table-cell table:style-name="Tableau2.A1" office:value-type="string">
              <text:p text:style-name="P23">Erreur de programmation</text:p>
            </table:table-cell>
            <table:table-cell table:style-name="Tableau2.E1" office:value-type="string">
              <text:p text:style-name="P2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9">Non</text:p>
          </table:table-cell>
          <table:table-cell table:style-name="Tableau2.A2" office:value-type="string">
            <text:p text:style-name="P12">Non</text:p>
          </table:table-cell>
          <table:table-cell table:style-name="Tableau2.A2" office:value-type="string">
            <text:p text:style-name="P19">Le pointeur chunk est partagé par les threads. <text:span text:style-name="T29">Et ses champs ne sont pas stockés dans des variables locales.</text:span></text:p>
          </table:table-cell>
          <table:table-cell table:style-name="Tableau2.E2" office:value-type="string">
            <text:p text:style-name="P20">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8">Non</text:p>
          </table:table-cell>
          <table:table-cell table:style-name="Tableau2.A2" office:value-type="string">
            <text:p text:style-name="P7">Oui</text:p>
          </table:table-cell>
          <table:table-cell table:style-name="Tableau2.A2" office:value-type="string">
            <text:p text:style-name="P6">Les deux lignes de la directive <text:span text:style-name="T4">SINGLE</text:span><text:span text:style-name="T13"> </text:span><text:span text:style-name="T17">pourraient</text:span><text:span text:style-name="T13"> être exécutées avant la section parallèle</text:span><text:span text:style-name="T16">. </text:span><text:span text:style-name="T18">De plus la barrière est inutile, puisque la directive no wait n’est pas présente</text:span><text:span text:style-name="T13">. De plus, si l'on observe la zone entre les deux barrières on se rend compte que </text:span><text:span text:style-name="T14">les fils d'exécutions vont tous travailler individuellement sur l'ensemble de la zone moins leur numéro d'identification. Le découpage de la zone de travail est donc très mauvais et </text:span><text:span text:style-name="T15">la parallélisation multiplie le travail total.</text:span></text:p>
          </table:table-cell>
          <table:table-cell table:style-name="Tableau2.E2" office:value-type="string">
            <text:p text:style-name="P13">Les fils d’exécution travaillent sur les mêmes données, <text:span text:style-name="T23">le travail global est donc augmenté</text:span>. <text:span text:style-name="T23">De plus, </text:span>la cache est invalidée fréquemment lors des écritures mémoires <text:span text:style-name="T23">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5">P<text:span text:style-name="T22">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14">Une instruction atomique <text:span text:style-name="T24">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15">Même raison que slow_c.</text:p>
          </table:table-cell>
          <table:table-cell table:style-name="Tableau2.E2" office:value-type="string">
            <text:p text:style-name="P15">L’utilisation d’<text:span text:style-name="T25">une section critique est implémentée par des verrous. La prise de verrou et leur relâche engendre un coût supplémentaire.</text:spa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16">L’accès à la mémoire est faite dans un ordre qui ne facilite pas <text:span text:style-name="T26">l’utilisation de la cache (l’indice i devrait varier dans la boucle la plus imbriquée).</text:span></text:p>
          </table:table-cell>
          <table:table-cell table:style-name="Tableau2.E2" office:value-type="string">
            <text:p text:style-name="P17">En parcourant le vecteur de cette façon, la localité spatiale n’est pas prise en compte et génère des fautes de cache. <text:soft-page-break/>Ceci est vérifié par les résultats de performance qui montre un fort taux de faute de cache, <text:span text:style-name="T27">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8">Non</text:p>
          </table:table-cell>
          <table:table-cell table:style-name="Tableau2.A2" office:value-type="string">
            <text:p text:style-name="P10">Non</text:p>
          </table:table-cell>
          <table:table-cell table:style-name="Tableau2.A2" office:value-type="string">
            <text:p text:style-name="P18">Le <text:span text:style-name="T28">calcul n’est pas divisé de manière équitable (calcul des indices start et end).</text:span></text:p>
          </table:table-cell>
          <table:table-cell table:style-name="Tableau2.E2" office:value-type="string">
            <text:p text:style-name="P21">Un thread travaillera sur une plus grande partie des données qu’un autr<text:span text:style-name="T30">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3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357504749607475558" text:style-name="L2">
        <text:list-item>
          <text:p text:style-name="P34">q : quitter</text:p>
        </text:list-item>
        <text:list-item>
          <text:p text:style-name="P34">1 : utiliser la librairie série</text:p>
        </text:list-item>
        <text:list-item>
          <text:p text:style-name="P34">2 : utiliser la librairie OpenMP à 8 fils</text:p>
        </text:list-item>
        <text:list-item>
          <text:p text:style-name="P34">3 : utiliser la librairie OpenCL</text:p>
        </text:list-item>
        <text:list-item>
          <text:p text:style-name="P34">Espace : activer ou désactiver l'affichage</text:p>
        </text:list-item>
      </text:list>
      <text:p text:style-name="P2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P38"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text:h>
            <text:p text:style-name="P31">Les boucles <text:span text:style-name="T4">while</text:span> ont été transformées en boucle <text:span text:style-name="T4">for</text:span> afin de pouvoir utiliser les directives OpenMP. <text:s/>La variable d’itération <text:span text:style-name="T4">x</text:span> a été déclarée comme privée dans la section parallèle for. Tous les champs constants de la structure <text:span text:style-name="T4">sinoscope</text:span> ont été copiés comme variables privées pour chacun des threads afin d’éviter les indirections mémoire pendant les calculs. </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31">Pour trouver efficacement le problème, il est possible d’évaluer la portée des variables utilisées pendant le calcul afin de vérifier les possibles écritures concurrentes.</text:p>
            <text:p text:style-name="P31"><text:soft-page-break/>Il s’avère qu’une variable utilisée par la fonction <text:span text:style-name="T4">value_color </text:span><text:span text:style-name="T13">était globale, </text:span><text:span text:style-name="T20">et le mot-clef </text:span><text:span text:style-name="T6">volatile</text:span><text:span text:style-name="T20"> était utilisé, </text:span><text:span text:style-name="T21">empêchant le compilateur d'effectuer quelconque optimisation sur l'utilisation de cette variable</text:span><text:span text:style-name="T13">. Ainsi, tous les threads voulant calculer les couleurs du pixel courant écrivaient tous à la même adresse mémoire. On remarque qu’après correction du problème il </text:span><text:span text:style-name="T19">n'y a </text:span><text:span text:style-name="T13">ni gain, ni pertes significatifs de performance.</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text:h>
            <text:p text:style-name="P30">Il a été décidé de créer une nouvelle structure de données contenant les informations nécessaires au calcul mais ne possédant aucun pointeur. <text:span text:style-name="T33">Cette structure ainsi qu’un buffer servant de conteneur aux pixels calculés sont envoyés en paramètre au kernel. La structure de sinoscope se voit attribuer ce vecteur comme buffer d’image à la fin du calcul. </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33">./src/sinoscope --cmd benchmark --iter 1000000 --width 1 --height 1 –taylor 0</text:p>
      <text:p text:style-name="Text_20_body"><text:soft-page-break/>Importer les résultats produits dans la feuille de calcul « demarrage ».</text:p>
      <text:p text:style-name="Heading_20_2">Étape 2 : Débit de calcul</text:p>
      <text:p text:style-name="Text_20_body">Exécutez la commande suivante (le temps d'exécution est d'environ 15 minutes) :</text:p>
      <text:p text:style-name="P33">./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7">On remarque que les temps de démarrage (et donc les surcoûts) sont cohérents par rapport aux techniques utilisées. En effet, puisque l’on manipule des images de taille 1 par 1, la création de threads dans un cas et la communication avec le GPU dans l’autre, sont plus coûteux que l’utilisation de l’algorithme en série. <text:span text:style-name="T31">Cela se traduit par des surcoûts au démarrage de 6 pour l’utilisation de 8 threads et de 24 pour l’initialisation du GPU. De plus, on remarque que le surcoût introduit par le démarrage de 8 threads est bien inférieur au surcoût du démarrage GPU.</text:span></text:p>
            <text:p text:style-name="P27"><text:s/><text:span text:style-name="T32">Au sujet des débits, les accélérations obtenues sont cohérentes quant aux technologies utilisées. On remarque cependant que l’accélération mesurée pour une exécution de l’algorithme en utilisant 8 threads n’est pas linéaire. En utilisant la loi d’Amdahl on calcule que la fraction du code parallélisable est de 87%. De plus, l’utilisation du GPU octroie de bien meilleures performances que l’utilisation d’OpenMP (débit 140 fois supérieur).</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2" office:value-type="float" office:value="0">
            <text:h text:style-name="question" text:outline-level="2">À partir de quelle superficie d'image vaut-il mieux utiliser OpenCL et la carte graphique à la place du processeur avec OpenMP à 8 fils?</text:h>
            <text:p text:style-name="P28">D’après les résultats obtenus, <text:span text:style-name="T34">i</text:span>l est nécessaire de résoudre l’équation suivante :</text:p>
            <text:p text:style-name="P35"><draw:frame draw:style-name="fr2" draw:name="Objet1" text:anchor-type="as-char" svg:width="8.543cm" svg:height="0.998cm" draw:z-index="1"><draw:object xlink:href="./Object 1" xlink:type="simple" xlink:show="embed" xlink:actuate="onLoad"/><draw:image xlink:href="./ObjectReplacements/Object 1" xlink:type="simple" xlink:show="embed" xlink:actuate="onLoad"/></draw:frame></text:p>
            <text:p text:style-name="P37">On a donc <draw:frame draw:style-name="fr3" draw:name="Object1" text:anchor-type="as-char" svg:width="7.848cm" svg:height="0.998cm" draw:z-index="2"><draw:object xlink:href="./Object 2" xlink:type="simple" xlink:show="embed" xlink:actuate="onLoad"/><draw:image xlink:href="./ObjectReplacements/Object 2" xlink:type="simple" xlink:show="embed" xlink:actuate="onLoad"/></draw:frame></text:p>
            <text:p text:style-name="P37">Ainsi <text:span text:style-name="T35">la surface à partir de laquelle il vaut mieux utiliser OpenCL à la place d'OpenMP est égale à 37 pixels.</text:span></text:p>
            <text:p text:style-name="P35"/>
            <text:p text:style-name="P36"><text:soft-page-break/></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29">OpenCL sera préférable lorsque le programme à paralléliser possède peu d’indirections et que tous les éléments nécessaires au calcul peuvent facilement être transmis au GPU. En revanche, si le programme peut nécessiter des accès en RAM fréquents, <text:s/><text:span text:style-name="T36">une utilisation d'OpenMP sera plus avantageuse.</text:span></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4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1</text:page-number>/<text:page-count>11</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2H57M40S</meta:editing-duration>
    <meta:editing-cycles>516</meta:editing-cycles>
    <meta:generator>LibreOffice/4.3.3.2$Linux_X86_64 LibreOffice_project/430m0$Build-2</meta:generator>
    <dc:date>2018-11-09T13:53:28.547678944</dc:date>
    <dc:creator>loic </dc:creator>
    <meta:document-statistic meta:table-count="9" meta:image-count="0" meta:object-count="2" meta:page-count="11" meta:paragraph-count="149" meta:word-count="2603" meta:character-count="16343" meta:non-whitespace-character-count="13903"/>
  </office:meta>
</office:document-meta>
</file>

<file path=Object 1/content.xml><?xml version="1.0" encoding="utf-8"?>
<math xmlns="http://www.w3.org/1998/Math/MathML" display="block">
  <semantics>
    <mrow>
      <mrow>
        <mrow>
          <mn>14,717</mn>
          <mo stretchy="false">∗</mo>
          <mn>10</mn>
        </mrow>
        <mo stretchy="false">−</mo>
        <mn>6</mn>
        <mo stretchy="false">+</mo>
        <mfrac>
          <mi>x</mi>
          <mn>0,880</mn>
        </mfrac>
      </mrow>
      <mo stretchy="false">=</mo>
      <mrow>
        <mrow>
          <mn>55,388</mn>
          <mo stretchy="false">∗</mo>
          <mn>10</mn>
        </mrow>
        <mo stretchy="false">−</mo>
        <mn>6</mn>
        <mo stretchy="false">+</mo>
        <mfrac>
          <mi>x</mi>
          <mn>123,580</mn>
        </mfrac>
      </mrow>
    </mrow>
    <annotation encoding="StarMath 5.0">14,717*10-6 + {x} over {0,880} = 55,388*10-6  + {x} over {123,580}</annotation>
  </semantics>
</math>
</file>

<file path=Object 2/content.xml><?xml version="1.0" encoding="utf-8"?>
<math xmlns="http://www.w3.org/1998/Math/MathML" display="block">
  <semantics>
    <mrow>
      <mi>x</mi>
      <mo stretchy="false">=</mo>
      <mrow>
        <mfrac>
          <mrow>
            <mn>123.580</mn>
            <mo stretchy="false">∗</mo>
            <mn>0.880</mn>
          </mrow>
          <mrow>
            <mn>0.880</mn>
            <mo stretchy="false">−</mo>
            <mn>123.580</mn>
          </mrow>
        </mfrac>
        <mo stretchy="false">∗</mo>
        <mrow>
          <mo fence="true" stretchy="false">(</mo>
          <mrow>
            <mrow>
              <mn>14.717</mn>
              <mo stretchy="false">−</mo>
              <mn>55.388</mn>
            </mrow>
          </mrow>
          <mo fence="true" stretchy="false">)</mo>
        </mrow>
        <mo stretchy="false">∗</mo>
        <msup>
          <mn>10</mn>
          <mrow>
            <mo stretchy="false">−</mo>
            <mn>6</mn>
          </mrow>
        </msup>
      </mrow>
    </mrow>
    <annotation encoding="StarMath 5.0">x = {123.580 * 0.880} over {0.880 - 123.580} * ( 14.717 - 55.388 ) * 10^-6</annotation>
  </semantics>
</math>
</file>